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1">
      <style:paragraph-properties fo:margin-left="0cm" fo:margin-right="0cm" fo:text-indent="0cm" style:auto-text-indent="false"/>
      <style:text-properties officeooo:rsid="00023365" officeooo:paragraph-rsid="00023365"/>
    </style:style>
    <style:style style:name="P3" style:family="paragraph" style:parent-style-name="Standard">
      <style:text-properties officeooo:rsid="00023365" officeooo:paragraph-rsid="00023365" fo:background-color="#ffff00"/>
    </style:style>
    <style:style style:name="P4" style:family="paragraph" style:parent-style-name="Text_20_body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INHA PRIMEIRA PÁGINA NA WEB.</text:h>
      <text:h text:style-name="P1" text:outline-level="1">EVERTONLR</text:h>
      <text:p text:style-name="P4">Que bom ter ver por aqui, <text:bookmark text:name="nome-usuário"/>Aluno!</text:p>
      <text:p text:style-name="Standard"/>
      <text:p text:style-name="P3">LINK ABAIXO:</text:p>
      <text:p text:style-name="Standard"/>
      <text:p text:style-name="Standard"><text:a xlink:type="simple" xlink:href="../IMAGEM/INDEXHTML.html" text:style-name="Internet_20_link" text:visited-style-name="Visited_20_Internet_20_Link">file:///E:/ALUNOS%20TEC/EVERTONLR%20HTML%20CSS%20JAVASCRIPT/IMAGEM/INDEXHTML.html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1T16:50:44.351000000</meta:creation-date>
    <dc:date>2024-05-01T16:52:50.449000000</dc:date>
    <meta:editing-duration>PT2M8S</meta:editing-duration>
    <meta:editing-cycles>1</meta:editing-cycles>
    <meta:document-statistic meta:table-count="0" meta:image-count="0" meta:object-count="0" meta:page-count="1" meta:paragraph-count="5" meta:word-count="16" meta:character-count="163" meta:non-whitespace-character-count="152"/>
    <meta:generator>LibreOffice/24.2.0.3$Windows_X86_64 LibreOffice_project/da48488a73ddd66ea24cf16bbc4f7b9c08e9bea1</meta:generator>
  </office:meta>
</office:document-meta>
</file>